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f7df2" style:font-size-asian="14pt" style:font-size-complex="14pt"/>
    </style:style>
    <style:style style:name="P3" style:family="paragraph" style:parent-style-name="Standard">
      <style:text-properties fo:font-size="14pt" fo:font-weight="bold" officeooo:rsid="001a6727" officeooo:paragraph-rsid="001a672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7df2" officeooo:paragraph-rsid="001f7df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f7df2" officeooo:paragraph-rsid="001f7df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1f7df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8pt" officeooo:paragraph-rsid="001f7df2" style:font-size-asian="18pt" style:font-size-complex="18pt"/>
    </style:style>
    <style:style style:name="T1" style:family="text">
      <style:text-properties officeooo:rsid="001dedc8"/>
    </style:style>
    <style:style style:name="T2" style:family="text">
      <style:text-properties fo:font-weight="bold" officeooo:rsid="001f7df2" style:font-weight-asian="bold" style:font-weight-complex="bold"/>
    </style:style>
    <style:style style:name="T3" style:family="text">
      <style:text-properties fo:font-weight="bold" officeooo:rsid="001a6727" style:font-weight-asian="bold" style:font-weight-complex="bold"/>
    </style:style>
    <style:style style:name="T4" style:family="text">
      <style:text-properties fo:font-size="14pt" fo:font-weight="bold" officeooo:rsid="001a6727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f7df2" style:font-size-asian="14pt" style:font-weight-asian="bold" style:font-size-complex="14pt" style:font-weight-complex="bold"/>
    </style:style>
    <style:style style:name="T6" style:family="text">
      <style:text-properties fo:font-size="16pt" fo:font-weight="bold" officeooo:rsid="001f7df2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Permutations</text:span></text:p>
      <text:p text:style-name="P6"><text:span text:style-name="T5"/></text:p>
      <text:p text:style-name="P6"><text:span text:style-name="T5"/></text:p>
      <text:p text:style-name="P6"><text:span text:style-name="T2">1) </text:span><text:span text:style-name="T3">Backtracking</text:span></text:p>
      <text:p text:style-name="P3"/>
      <text:p text:style-name="P1">#include&lt;bits/stdc++.h&gt;</text:p>
      <text:p text:style-name="P1">using namespace std;</text:p>
      <text:p text:style-name="P1"/>
      <text:p text:style-name="P1">void perm(vector&lt;int&gt; v, int start, int end) {</text:p>
      <text:p text:style-name="P1"><text:tab/>if(start == end-1) {</text:p>
      <text:p text:style-name="P1"><text:tab/><text:tab/>for(int x:v)</text:p>
      <text:p text:style-name="P1"><text:tab/><text:tab/><text:tab/>cout&lt;&lt;x&lt;&lt;" ";</text:p>
      <text:p text:style-name="P1"><text:tab/><text:tab/>cout&lt;&lt;"\n";</text:p>
      <text:p text:style-name="P1"><text:tab/>}</text:p>
      <text:p text:style-name="P1"><text:tab/>for(int i=start;i&lt;end;i++) {</text:p>
      <text:p text:style-name="P1"><text:tab/><text:tab/>swap(v[start], v[i]);</text:p>
      <text:p text:style-name="P1"><text:tab/><text:tab/>perm(v,start+1,end);</text:p>
      <text:p text:style-name="P1"><text:tab/><text:tab/>swap(v[start],v[i]);</text:p>
      <text:p text:style-name="P1"><text:tab/>}<text:tab/></text:p>
      <text:p text:style-name="P1">}</text:p>
      <text:p text:style-name="P1"/>
      <text:p text:style-name="P1">int main() {</text:p>
      <text:p text:style-name="P1"><text:tab/>vector &lt;int&gt; v = {1,2,3,4,5};</text:p>
      <text:p text:style-name="P1"><text:tab/>perm(v,0, v.size());</text:p>
      <text:p text:style-name="P1"><text:tab/>return 1;</text:p>
      <text:p text:style-name="P2">}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6">2) next_permutation()</text:span></text:p>
      <text:p text:style-name="P4"/>
      <text:p text:style-name="P5">#include&lt;bits/stdc++.h&gt;</text:p>
      <text:p text:style-name="P5">using namespace std;</text:p>
      <text:p text:style-name="P5"/>
      <text:p text:style-name="P5">void perm(vector&lt;int&gt; v) {</text:p>
      <text:p text:style-name="P5"><text:tab/>sort(v.begin(), v.begin()+v.size());</text:p>
      <text:p text:style-name="P5"><text:tab/>do {</text:p>
      <text:p text:style-name="P5"><text:tab/><text:tab/>for(int x:v)</text:p>
      <text:p text:style-name="P5"><text:tab/><text:tab/><text:tab/>cout&lt;&lt;x&lt;&lt;" ";</text:p>
      <text:p text:style-name="P5"><text:tab/><text:tab/>cout&lt;&lt;"\n";</text:p>
      <text:p text:style-name="P5"><text:tab/>} while(next_permutation(v.begin(), v.begin()+v.size()));<text:tab/></text:p>
      <text:p text:style-name="P5"><text:tab/>return;<text:tab/></text:p>
      <text:p text:style-name="P5">}</text:p>
      <text:p text:style-name="P5"/>
      <text:p text:style-name="P5"><text:soft-page-break/>int main() {</text:p>
      <text:p text:style-name="P5"><text:tab/>vector &lt;int&gt; v = {1,2,4,3};</text:p>
      <text:p text:style-name="P5"><text:tab/>perm(v);</text:p>
      <text:p text:style-name="P5"><text:tab/>return 1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7:42:56.841213165</meta:creation-date>
    <dc:date>2020-07-05T18:13:42.347870340</dc:date>
    <meta:editing-duration>PT30M4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83" meta:character-count="660" meta:non-whitespace-character-count="578"/>
  </office:meta>
</office:document-meta>
</file>